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985cb" style:font-size-asian="8pt" style:font-weight-asian="bold" style:font-size-complex="8pt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1" style:family="text">
      <style:text-properties fo:letter-spacing="-0.007cm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5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1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6"><text:soft-page-break/><text:placeholder text:placeholder-type="text">&lt;if test="o.fiscal_position and o.fiscal_position.is_tax_exemption"&gt;</text:placeholder></text:p>
      <text:p text:style-name="P57"/>
      <text:p text:style-name="P58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58"/>
      <text:p text:style-name="P5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985cb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$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0:07:31.885000000</dc:date>
    <meta:editing-duration>P1DT5H3M39S</meta:editing-duration>
    <meta:editing-cycles>196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8" meta:word-count="362" meta:character-count="3317" meta:non-whitespace-character-count="3038"/>
  </office:meta>
</office:document-meta>
</file>